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한양신명조" svg:font-family="한양신명조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  <style:font-face style:name="한양견고딕" svg:font-family="한양견고딕" style:font-family-generic="system" style:font-pitch="variable"/>
    <style:font-face style:name="한양신명조1" svg:font-family="한양신명조" style:font-family-generic="system" style:font-pitch="variable"/>
  </office:font-face-decls>
  <office:automatic-styles>
    <style:style style:name="T1" style:family="table">
      <style:table-properties style:width="6.1819in" fo:break-before="page" table:align="margins" table:border-model="collapsing"/>
    </style:style>
    <style:style style:name="T1.A" style:family="table-column">
      <style:table-column-properties style:column-width="1.1063in" style:rel-column-width="11727*"/>
    </style:style>
    <style:style style:name="T1.B" style:family="table-column">
      <style:table-column-properties style:column-width="5.0757in" style:rel-column-width="53808*"/>
    </style:style>
    <style:style style:name="T1.1" style:family="table-row">
      <style:table-row-properties style:min-row-height="0.4396in"/>
    </style:style>
    <style:style style:name="T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1.B1" style:family="table-cell">
      <style:table-cell-properties style:vertical-align="middle" fo:padding="0.0382in" fo:border="1pt solid #000000"/>
    </style:style>
    <style:style style:name="T1.2" style:family="table-row">
      <style:table-row-properties style:min-row-height="0.5132in"/>
    </style:style>
    <style:style style:name="T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1.B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1.3" style:family="table-row">
      <style:table-row-properties style:min-row-height="0.2174in"/>
    </style:style>
    <style:style style:name="표3" style:family="table">
      <style:table-properties style:width="6.1819in" fo:break-before="page" table:align="margins" table:border-model="collapsing"/>
    </style:style>
    <style:style style:name="표3.A" style:family="table-column">
      <style:table-column-properties style:column-width="1.1063in" style:rel-column-width="11727*"/>
    </style:style>
    <style:style style:name="표3.B" style:family="table-column">
      <style:table-column-properties style:column-width="5.0757in" style:rel-column-width="53808*"/>
    </style:style>
    <style:style style:name="표3.1" style:family="table-row">
      <style:table-row-properties style:min-row-height="0.4396in"/>
    </style:style>
    <style:style style:name="표3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표3.B1" style:family="table-cell">
      <style:table-cell-properties style:vertical-align="middle" fo:padding="0.0382in" fo:border="1pt solid #000000"/>
    </style:style>
    <style:style style:name="표3.2" style:family="table-row">
      <style:table-row-properties style:min-row-height="0.5132in"/>
    </style:style>
    <style:style style:name="표3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3.B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3.3" style:family="table-row">
      <style:table-row-properties style:min-row-height="0.2174in"/>
    </style:style>
    <style:style style:name="표5" style:family="table">
      <style:table-properties style:width="6.2917in" table:align="margins" table:border-model="collapsing"/>
    </style:style>
    <style:style style:name="표5.A" style:family="table-column">
      <style:table-column-properties style:column-width="2.3542in" style:rel-column-width="24521*"/>
    </style:style>
    <style:style style:name="표5.B" style:family="table-column">
      <style:table-column-properties style:column-width="3.9375in" style:rel-column-width="41014*"/>
    </style:style>
    <style:style style:name="표5.1" style:family="table-row">
      <style:table-row-properties style:min-row-height="0.2563in"/>
    </style:style>
    <style:style style:name="표5.A1" style:family="table-cell">
      <style:table-cell-properties style:vertical-align="middle" fo:background-color="#e5e5ff" fo:padding="0.0382in" fo:border-left="1pt solid #000000" fo:border-right="none" fo:border-top="1pt solid #000000" fo:border-bottom="1pt solid #000000">
        <style:background-image/>
      </style:table-cell-properties>
    </style:style>
    <style:style style:name="표5.B1" style:family="table-cell">
      <style:table-cell-properties style:vertical-align="middle" fo:background-color="#e5e5ff" fo:padding="0.0382in" fo:border="1pt solid #000000">
        <style:background-image/>
      </style:table-cell-properties>
    </style:style>
    <style:style style:name="표5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5.B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5.A3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5.B3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5.A4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5.B4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5.A5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5.B5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5.A6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5.B6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5.A7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5.B7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5.A8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5.B8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5.A9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5.B9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2" style:family="table">
      <style:table-properties style:width="6.6931in" table:align="margins"/>
    </style:style>
    <style:style style:name="표2.A" style:family="table-column">
      <style:table-column-properties style:column-width="0.7875in" style:rel-column-width="7710*"/>
    </style:style>
    <style:style style:name="표2.C" style:family="table-column">
      <style:table-column-properties style:column-width="1.575in" style:rel-column-width="15421*"/>
    </style:style>
    <style:style style:name="표2.D" style:family="table-column">
      <style:table-column-properties style:column-width="3.5431in" style:rel-column-width="34694*"/>
    </style:style>
    <style:style style:name="표2.A1" style:family="table-cell">
      <style:table-cell-properties fo:padding="0.0382in" fo:border-left="0.05pt solid #000000" fo:border-right="none" fo:border-top="0.05pt solid #000000" fo:border-bottom="0.05pt solid #000000"/>
    </style:style>
    <style:style style:name="표2.C1" style:family="table-cell">
      <style:table-cell-properties fo:padding="0.0382in" fo:border="0.05pt solid #000000"/>
    </style:style>
    <style:style style:name="표2.A2" style:family="table-cell">
      <style:table-cell-properties fo:padding="0.0382in" fo:border-left="0.05pt solid #000000" fo:border-right="none" fo:border-top="none" fo:border-bottom="0.05pt solid #000000"/>
    </style:style>
    <style:style style:name="표2.C2" style:family="table-cell">
      <style:table-cell-properties fo:padding="0.0382in" fo:border-left="0.05pt solid #000000" fo:border-right="0.05pt solid #000000" fo:border-top="none" fo:border-bottom="0.05pt solid #000000"/>
    </style:style>
    <style:style style:name="T4" style:family="table">
      <style:table-properties style:width="6.6521in" table:align="margins" table:border-model="collapsing"/>
    </style:style>
    <style:style style:name="T4.A" style:family="table-column">
      <style:table-column-properties style:column-width="1.3132in" style:rel-column-width="12937*"/>
    </style:style>
    <style:style style:name="T4.B" style:family="table-column">
      <style:table-column-properties style:column-width="0.4438in" style:rel-column-width="4371*"/>
    </style:style>
    <style:style style:name="T4.C" style:family="table-column">
      <style:table-column-properties style:column-width="0.9319in" style:rel-column-width="9181*"/>
    </style:style>
    <style:style style:name="T4.D" style:family="table-column">
      <style:table-column-properties style:column-width="0.5257in" style:rel-column-width="5179*"/>
    </style:style>
    <style:style style:name="T4.E" style:family="table-column">
      <style:table-column-properties style:column-width="3.4375in" style:rel-column-width="33867*"/>
    </style:style>
    <style:style style:name="T4.1" style:family="table-row">
      <style:table-row-properties style:min-row-height="0.241in"/>
    </style:style>
    <style:style style:name="T4.A1" style:family="table-cell">
      <style:table-cell-properties style:vertical-align="middle" fo:padding="0.0194in" fo:border="1pt solid #000000"/>
    </style:style>
    <style:style style:name="T4.B2" style:family="table-cell">
      <style:table-cell-properties style:vertical-align="middle" fo:padding-left="0.1181in" fo:padding-right="0.1181in" fo:padding-top="0.0396in" fo:padding-bottom="0.0396in" fo:border="1pt solid #000000"/>
    </style:style>
    <style:style style:name="T4.3" style:family="table-row">
      <style:table-row-properties style:min-row-height="0.2188in"/>
    </style:style>
    <style:style style:name="표1" style:family="table">
      <style:table-properties style:width="6.2917in" table:align="margins" table:border-model="collapsing"/>
    </style:style>
    <style:style style:name="표1.A" style:family="table-column">
      <style:table-column-properties style:column-width="2.3542in" style:rel-column-width="24521*"/>
    </style:style>
    <style:style style:name="표1.B" style:family="table-column">
      <style:table-column-properties style:column-width="1.9688in" style:rel-column-width="20506*"/>
    </style:style>
    <style:style style:name="표1.C" style:family="table-column">
      <style:table-column-properties style:column-width="1.9688in" style:rel-column-width="20508*"/>
    </style:style>
    <style:style style:name="표1.1" style:family="table-row">
      <style:table-row-properties style:min-row-height="0.2563in"/>
    </style:style>
    <style:style style:name="표1.A1" style:family="table-cell">
      <style:table-cell-properties style:vertical-align="middle" fo:background-color="#e5e5ff" fo:padding="0.0382in" fo:border-left="1pt solid #000000" fo:border-right="none" fo:border-top="1pt solid #000000" fo:border-bottom="1pt solid #000000">
        <style:background-image/>
      </style:table-cell-properties>
    </style:style>
    <style:style style:name="표1.C1" style:family="table-cell">
      <style:table-cell-properties style:vertical-align="middle" fo:background-color="#e5e5ff" fo:padding="0.0382in" fo:border="1pt solid #000000">
        <style:background-image/>
      </style:table-cell-properties>
    </style:style>
    <style:style style:name="표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B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C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1.A3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B3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C3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1.A4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B4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C4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1.A5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B5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C5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1.A6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B6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C6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1.A7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B7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C7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1.A8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B8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C8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표1.A9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B9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표1.C9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30_">
      <style:paragraph-properties fo:margin-left="0.3756in" fo:margin-right="0in" fo:text-align="center" style:justify-single-word="false" fo:text-indent="-0.1874in" style:auto-text-indent="false" style:snap-to-layout-grid="false"/>
    </style:style>
    <style:style style:name="P3" style:family="paragraph" style:parent-style-name="_30_">
      <style:paragraph-properties fo:margin-left="0.3756in" fo:margin-right="0in" fo:text-indent="-0.1874in" style:auto-text-indent="false" style:snap-to-layout-grid="false"/>
    </style:style>
    <style:style style:name="P4" style:family="paragraph" style:parent-style-name="_30_">
      <style:paragraph-properties fo:margin-left="0.3756in" fo:margin-right="0in" fo:text-align="center" style:justify-single-word="false" fo:text-indent="-0.1874in" style:auto-text-indent="false" style:snap-to-layout-gri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_30_">
      <style:paragraph-properties style:snap-to-layout-grid="false"/>
    </style:style>
    <style:style style:name="P6" style:family="paragraph" style:parent-style-name="_30_">
      <style:paragraph-properties fo:line-height="190%" style:snap-to-layout-grid="false"/>
    </style:style>
    <style:style style:name="P7" style:family="paragraph" style:parent-style-name="_30_">
      <style:paragraph-properties style:snap-to-layout-grid="true"/>
      <style:text-properties fo:color="#ff0000" style:font-name="바탕" style:font-name-asian="바탕"/>
    </style:style>
    <style:style style:name="P8" style:family="paragraph" style:parent-style-name="_30_">
      <style:paragraph-properties style:snap-to-layout-grid="false"/>
      <style:text-properties fo:color="#ff0000" style:font-name="바탕" style:font-name-asian="한양신명조1"/>
    </style:style>
    <style:style style:name="P9" style:family="paragraph" style:parent-style-name="_30_">
      <style:paragraph-properties style:snap-to-layout-grid="true"/>
      <style:text-properties style:font-name="바탕" style:font-name-asian="바탕"/>
    </style:style>
    <style:style style:name="P10" style:family="paragraph" style:parent-style-name="_30_">
      <style:paragraph-properties fo:margin-left="0in" fo:margin-right="0in" fo:text-align="end" style:justify-single-word="false" fo:text-indent="0.4661in" style:auto-text-indent="false" style:snap-to-layout-grid="false"/>
    </style:style>
    <style:style style:name="P11" style:family="paragraph" style:parent-style-name="_30_">
      <style:paragraph-properties fo:margin-left="0in" fo:margin-right="0in" fo:text-align="end" style:justify-single-word="false" fo:text-indent="0.4661in" style:auto-text-indent="false" style:snap-to-layout-grid="false"/>
      <style:text-properties style:font-name="바탕" style:font-name-asian="한양신명조1"/>
    </style:style>
    <style:style style:name="P12" style:family="paragraph" style:parent-style-name="_35_">
      <style:paragraph-properties style:snap-to-layout-grid="false"/>
    </style:style>
    <style:style style:name="P13" style:family="paragraph" style:parent-style-name="_35_">
      <style:paragraph-properties style:snap-to-layout-grid="false"/>
      <style:text-properties style:font-name="바탕" style:font-name-asian="바탕"/>
    </style:style>
    <style:style style:name="P14" style:family="paragraph" style:parent-style-name="_36_">
      <style:paragraph-properties style:snap-to-layout-grid="false"/>
    </style:style>
    <style:style style:name="P15" style:family="paragraph" style:parent-style-name="_36_">
      <style:paragraph-properties style:snap-to-layout-grid="false"/>
      <style:text-properties style:font-name="바탕" style:font-name-asian="바탕"/>
    </style:style>
    <style:style style:name="P16" style:family="paragraph" style:parent-style-name="_34_">
      <style:paragraph-properties style:snap-to-layout-grid="false"/>
      <style:text-properties style:font-name="바탕" style:font-name-asian="바탕"/>
    </style:style>
    <style:style style:name="P17" style:family="paragraph" style:parent-style-name="_34_">
      <style:paragraph-properties style:snap-to-layout-grid="false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Table">
      <style:paragraph-properties fo:text-align="center" style:justify-single-word="false"/>
    </style:style>
    <style:style style:name="P22" style:family="paragraph" style:parent-style-name="Tabl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Illustration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fo:font-size="10pt" style:font-size-asian="10pt"/>
    </style:style>
    <style:style style:name="P25" style:family="paragraph" style:parent-style-name="_30_">
      <style:paragraph-properties style:snap-to-layout-grid="true"/>
      <style:text-properties fo:color="#ff0000" style:font-name="바탕" style:font-name-asian="바탕"/>
    </style:style>
    <style:style style:name="P26" style:family="paragraph" style:parent-style-name="_30_">
      <style:paragraph-properties style:snap-to-layout-grid="false"/>
      <style:text-properties fo:color="#000000"/>
    </style:style>
    <style:style style:name="P27" style:family="paragraph" style:parent-style-name="_30_">
      <style:paragraph-properties style:snap-to-layout-grid="false"/>
      <style:text-properties fo:color="#000000" style:font-name="바탕" style:font-name-asian="바탕"/>
    </style:style>
    <style:style style:name="P28" style:family="paragraph" style:parent-style-name="_30_">
      <style:paragraph-properties fo:text-align="center" style:justify-single-word="false" style:snap-to-layout-grid="false"/>
      <style:text-properties fo:color="#000000" style:font-name="바탕" style:font-name-asian="바탕"/>
    </style:style>
    <style:style style:name="P29" style:family="paragraph" style:parent-style-name="_30_">
      <style:paragraph-properties fo:line-height="130%" fo:text-align="center" style:justify-single-word="false" style:snap-to-layout-grid="false"/>
      <style:text-properties fo:color="#000000" style:font-name="바탕" style:font-name-asian="바탕"/>
    </style:style>
    <style:style style:name="P30" style:family="paragraph" style:parent-style-name="_30_">
      <style:paragraph-properties fo:line-height="130%" style:snap-to-layout-grid="false"/>
      <style:text-properties fo:color="#000000" style:font-name="바탕" style:font-name-asian="바탕"/>
    </style:style>
    <style:style style:name="P31" style:family="paragraph" style:parent-style-name="_30_">
      <style:paragraph-properties fo:text-align="center" style:justify-single-word="false" style:snap-to-layout-grid="false"/>
      <style:text-properties fo:color="#000000" style:font-name="바탕" fo:font-weight="bold" style:font-name-asian="바탕" style:font-weight-asian="bold"/>
    </style:style>
    <style:style style:name="P32" style:family="paragraph" style:parent-style-name="_30_">
      <style:paragraph-properties style:snap-to-layout-grid="false"/>
      <style:text-properties fo:color="#000000" style:font-name="바탕" style:font-name-asian="한양신명조1"/>
    </style:style>
    <style:style style:name="P33" style:family="paragraph" style:parent-style-name="_30_">
      <style:paragraph-properties fo:text-align="center" style:justify-single-word="false" style:snap-to-layout-grid="false"/>
      <style:text-properties fo:color="#000000" style:font-name="한양신명조1" style:font-name-asian="한양신명조1"/>
    </style:style>
    <style:style style:name="P34" style:family="paragraph" style:parent-style-name="_30_">
      <style:paragraph-properties fo:text-align="center" style:justify-single-word="false" style:snap-to-layout-grid="false"/>
      <style:text-properties fo:color="#000000"/>
    </style:style>
    <style:style style:name="P35" style:family="paragraph" style:parent-style-name="_30_">
      <style:paragraph-properties fo:line-height="190%" style:snap-to-layout-grid="false"/>
      <style:text-properties fo:color="#000000" style:font-name="한양신명조" style:font-name-asian="한양신명조"/>
    </style:style>
    <style:style style:name="P36" style:family="paragraph" style:parent-style-name="_30_">
      <style:paragraph-properties style:snap-to-layout-grid="false"/>
    </style:style>
    <style:style style:name="P37" style:family="paragraph" style:parent-style-name="_30_">
      <style:paragraph-properties style:snap-to-layout-grid="false"/>
      <style:text-properties style:font-name="한양신명조" style:font-name-asian="한양신명조"/>
    </style:style>
    <style:style style:name="P38" style:family="paragraph" style:parent-style-name="_30_" style:list-style-name="L1">
      <style:paragraph-properties fo:margin-left="0.1882in" fo:margin-right="0in" fo:text-indent="0in" style:auto-text-indent="false" style:snap-to-layout-grid="false"/>
      <style:text-properties fo:color="#000000" style:font-name="바탕" style:font-name-asian="한양신명조1"/>
    </style:style>
    <style:style style:name="P39" style:family="paragraph" style:parent-style-name="_30_">
      <style:paragraph-properties fo:margin-left="0in" fo:margin-right="0in" fo:text-align="center" style:justify-single-word="false" fo:text-indent="0.4661in" style:auto-text-indent="false" style:snap-to-layout-grid="false"/>
      <style:text-properties fo:color="#000000" style:font-name="바탕" fo:font-size="12pt" style:font-name-asian="한양신명조1" style:font-size-asian="12pt"/>
    </style:style>
    <style:style style:name="P40" style:family="paragraph" style:parent-style-name="_30_">
      <style:paragraph-properties fo:margin-left="0in" fo:margin-right="0in" fo:text-align="end" style:justify-single-word="false" fo:text-indent="0.4661in" style:auto-text-indent="false" style:snap-to-layout-grid="false"/>
      <style:text-properties fo:color="#000000"/>
    </style:style>
    <style:style style:name="P41" style:family="paragraph" style:parent-style-name="_30_">
      <style:paragraph-properties fo:margin-left="0.1874in" fo:margin-right="0in" fo:text-align="end" style:justify-single-word="false" fo:text-indent="0.139in" style:auto-text-indent="false" style:snap-to-layout-grid="false"/>
      <style:text-properties fo:color="#000000"/>
    </style:style>
    <style:style style:name="P42" style:family="paragraph" style:parent-style-name="_30_">
      <style:paragraph-properties fo:margin-left="0in" fo:margin-right="0in" fo:text-indent="0in" style:auto-text-indent="false" style:snap-to-layout-grid="false"/>
      <style:text-properties fo:color="#000000"/>
    </style:style>
    <style:style style:name="P43" style:family="paragraph" style:parent-style-name="_30_">
      <style:paragraph-properties fo:margin-left="0in" fo:margin-right="0in" fo:text-align="center" style:justify-single-word="false" fo:text-indent="0in" style:auto-text-indent="false" style:snap-to-layout-grid="false"/>
      <style:text-properties fo:color="#000000" style:font-name="바탕" style:font-name-asian="바탕"/>
    </style:style>
    <style:style style:name="P44" style:family="paragraph" style:parent-style-name="_30_">
      <style:paragraph-properties fo:margin-left="0.3756in" fo:margin-right="0in" fo:text-indent="-0.1874in" style:auto-text-indent="false" style:snap-to-layout-grid="false"/>
      <style:text-properties fo:color="#000000"/>
    </style:style>
    <style:style style:name="P45" style:family="paragraph" style:parent-style-name="_34_">
      <style:paragraph-properties style:snap-to-layout-grid="false"/>
      <style:text-properties fo:color="#000000"/>
    </style:style>
    <style:style style:name="P46" style:family="paragraph" style:parent-style-name="_35_">
      <style:paragraph-properties fo:break-before="page" style:snap-to-layout-grid="false"/>
      <style:text-properties fo:color="#000000" style:font-name="바탕" style:font-name-asian="바탕" style:language-asian="ko" style:country-asian="KR"/>
    </style:style>
    <style:style style:name="P47" style:family="paragraph" style:parent-style-name="_35_">
      <style:paragraph-properties style:snap-to-layout-grid="false"/>
      <style:text-properties fo:color="#000000"/>
    </style:style>
    <style:style style:name="P48" style:family="paragraph" style:parent-style-name="_35_">
      <style:paragraph-properties style:snap-to-layout-grid="false"/>
    </style:style>
    <style:style style:name="P49" style:family="paragraph" style:parent-style-name="_36_">
      <style:paragraph-properties style:snap-to-layout-grid="false"/>
      <style:text-properties fo:color="#000000" style:font-name="바탕" style:font-name-asian="바탕"/>
    </style:style>
    <style:style style:name="P50" style:family="paragraph" style:parent-style-name="_36_">
      <style:paragraph-properties style:snap-to-layout-grid="false"/>
      <style:text-properties style:font-name="바탕" style:font-name-asian="바탕"/>
    </style:style>
    <style:style style:name="P51" style:family="paragraph" style:parent-style-name="_36_">
      <style:paragraph-properties fo:line-height="100%" style:snap-to-layout-grid="false"/>
      <style:text-properties style:font-name="바탕" style:font-name-asian="바탕"/>
    </style:style>
    <style:style style:name="P52" style:family="paragraph" style:parent-style-name="Table">
      <style:paragraph-properties fo:text-align="center" style:justify-single-word="false"/>
    </style:style>
    <style:style style:name="T1" style:family="text">
      <style:text-properties style:font-name="바탕" style:font-name-asian="한양신명조1"/>
    </style:style>
    <style:style style:name="T2" style:family="text">
      <style:text-properties style:font-name="바탕" style:font-name-asian="바탕"/>
    </style:style>
    <style:style style:name="T3" style:family="text">
      <style:text-properties style:font-name="바탕" style:font-name-asian="바탕" style:language-asian="ko" style:country-asian="KR"/>
    </style:style>
    <style:style style:name="T4" style:family="text">
      <style:text-properties style:font-name="바탕" style:font-name-asian="한양견고딕"/>
    </style:style>
    <style:style style:name="T5" style:family="text">
      <style:text-properties style:font-name="바탕" fo:font-weight="bold" style:font-name-asian="바탕" style:font-weight-asian="bold"/>
    </style:style>
    <style:style style:name="T6" style:family="text">
      <style:text-properties style:language-asian="ko" style:country-asian="KR"/>
    </style:style>
    <style:style style:name="T7" style:family="text">
      <style:text-properties fo:color="#000000" style:font-name="바탕" style:font-name-asian="한양견고딕"/>
    </style:style>
    <style:style style:name="T8" style:family="text">
      <style:text-properties fo:color="#000000" style:font-name="바탕" style:font-name-asian="바탕"/>
    </style:style>
    <style:style style:name="fr1" style:family="graphic" style:parent-style-name="Frame">
      <style:graphic-properties fo:margin-left="0.0398in" fo:margin-right="0.0398in" fo:margin-top="0.0398in" fo:margin-bottom="0.0398in" style:wrap="none" style:vertical-pos="from-top" style:horizontal-pos="from-left" style:horizontal-rel="paragraph-content" fo:padding="0in" fo:border="none"/>
    </style:style>
    <style:style style:name="fr2" style:family="graphic" style:parent-style-name="Frame">
      <style:graphic-properties fo:margin-left="0.0398in" fo:margin-right="0.0398in" fo:margin-top="0.0398in" fo:margin-bottom="0.0398in" style:wrap="none" style:vertical-pos="from-top" style:horizontal-pos="from-left" style:horizontal-rel="paragraph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그림"/>
      </text:sequence-decls>
      <text:p text:style-name="P4"><text:span text:style-name="T4">실험</text:span><text:span text:style-name="T7"> 02. 간단한 입출력 실험과 타이머</text:span></text:p>
      <text:p text:style-name="P26"/>
      <text:p text:style-name="P39">학번 : 08920 이름 : 송 태 웅</text:p>
      <text:p text:style-name="P40"/>
      <text:p text:style-name="P40"><text:span text:style-name="T1">실험 검사 완료일 : 2012년</text:span><text:span text:style-name="T1"> 10</text:span><text:span text:style-name="T1">월 </text:span><text:span text:style-name="T1">04</text:span><text:span text:style-name="T1">일</text:span></text:p>
      <text:p text:style-name="P10"><text:span text:style-name="T1">제출일 : 2012년 10월 11일</text:span></text:p>
      <text:p text:style-name="P10"/>
      <text:p text:style-name="P11">소요 시간 설계 및 계획 : 0.5시간</text:p>
      <text:p text:style-name="P11">소스 구현 : 0.5시간</text:p>
      <text:p text:style-name="P11">소스 Reading : 0.5시간</text:p>
      <text:p text:style-name="P11">디버깅/테스팅 : 0.3시간</text:p>
      <text:p text:style-name="P11">문서 작성 : <text:s text:c="2"/>1시간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목차1_Head">
            <text:p text:style-name="Contents_20_Heading"><text:soft-page-break/>목차</text:p>
          </text:index-title>
          <text:p text:style-name="P18">1. 실험 개요<text:tab/>1</text:p>
          <text:p text:style-name="P20">1.1 실험의 목적<text:tab/>1</text:p>
          <text:p text:style-name="P20">1.2 사용된 하드웨어 설명<text:tab/>1</text:p>
          <text:p text:style-name="P18">2. 구현 결과<text:tab/>1</text:p>
          <text:p text:style-name="P20">2.1 응용실험 1-A<text:tab/>1</text:p>
          <text:p text:style-name="P19">2.1.1 실험의 구체적인 동작 방법<text:tab/>1</text:p>
          <text:p text:style-name="P19">2.1.2 구현을 위한 State 표, Diagram (있다면)<text:tab/>2</text:p>
          <text:p text:style-name="P19">2.1.3 구현 결과 Pseudo-Code<text:tab/>2</text:p>
          <text:p text:style-name="P19">2.1.4 Test 계획<text:tab/>3</text:p>
          <text:p text:style-name="P19">2.1.5 Test 결과<text:tab/>3</text:p>
          <text:p text:style-name="P20">2.2 응용실험 1-B<text:tab/>3</text:p>
          <text:p text:style-name="P18">3. 기타<text:tab/>3</text:p>
          <text:p text:style-name="P18">4. Discussion<text:tab/>3</text:p>
          <text:p text:style-name="P20">4.1 실험 과정에서의 애로 사항<text:tab/>4</text:p>
          <text:p text:style-name="P20">4.2 이번 실험 내용의 활용 방안<text:tab/>4</text:p>
        </text:index-body>
      </text:table-of-content>
      <text:p text:style-name="P9"/>
      <text:table-index text:style-name="Sect1" text:protected="true" text:name="표 색인1">
        <text:table-index-source text:caption-sequence-name="Table" text:caption-sequence-format="text">
          <text:index-title-template text:style-name="Table_20_index_20_heading">표 목차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표 색인1_Head">
            <text:p text:style-name="Table_20_index_20_heading">표 목차</text:p>
          </text:index-title>
          <text:p text:style-name="P22">표 1. 상태표<text:tab/>2</text:p>
        </text:index-body>
      </text:table-index>
      <text:p text:style-name="P9"/>
      <text:illustration-index text:style-name="Sect1" text:protected="true" text:name="삽화 색인1">
        <text:illustration-index-source text:caption-sequence-name="그림" text:caption-sequence-format="text">
          <text:index-title-template text:style-name="Illustration_20_Index_20_Heading">그림 목차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삽화 색인1_Head">
            <text:p text:style-name="Illustration_20_Index_20_Heading">그림 목차</text:p>
          </text:index-title>
          <text:p text:style-name="P23">그림 1. 상태다이어그램<text:tab/>2</text:p>
        </text:index-body>
      </text:illustration-index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<text:toc-mark-start text:id="IMark206621820" text:outline-level="1"/><text:span text:style-name="T3">1. </text:span><text:span text:style-name="T2">실험 개요</text:span><text:toc-mark-end text:id="IMark206621820"/></text:p>
      <text:p text:style-name="P13"><text:toc-mark-start text:id="IMark206621820" text:outline-level="2"/><text:span text:style-name="T6">1.1 </text:span>실험의 목적<text:toc-mark-end text:id="IMark206621820"/></text:p>
      <text:p text:style-name="P3"/>
      <text:p text:style-name="P5"><text:span text:style-name="T2">실험 예제 1 -</text:span><text:span text:style-name="T8"> vTaskdelay()를 이용하여 실시간으로 동시에 돌아가는 테스크를 구현한다.</text:span></text:p>
      <text:p text:style-name="P41"><draw:frame draw:style-name="fr1" draw:name="프레임1" text:anchor-type="as-char" svg:y="-1.1701in" svg:width="6.1819in" draw:z-index="0"><draw:text-box fo:min-height="1.6709in"><table:table table:name="T1" table:style-name="T1"><table:table-column table:style-name="T1.A"/><table:table-column table:style-name="T1.B"/><table:table-row table:style-name="T1.1"><table:table-cell table:style-name="T1.A1" office:value-type="string"><text:p text:style-name="P43">실험 1-A</text:p></table:table-cell><table:table-cell table:style-name="T1.B1" office:value-type="string"><text:p text:style-name="P27">KEY_R, KEY_L 버튼을 누르면 각각 좌우측으로 led가 한칸씩 이동하고 각각 “L”,””R”을 출력한다.</text:p></table:table-cell></table:table-row><table:table-row table:style-name="T1.2"><table:table-cell table:style-name="T1.A2" office:value-type="string"><text:p text:style-name="P43">실험 1-B</text:p></table:table-cell><table:table-cell table:style-name="T1.B2" office:value-type="string"><text:p text:style-name="P27">led의 위치가 좌측 끝일 경우 KEY_L버튼을 눌러도 상태 변화가 없다.</text:p></table:table-cell></table:table-row><table:table-row table:style-name="T1.3"><table:table-cell table:style-name="T1.A2" office:value-type="string"><text:p text:style-name="P43">실험 1-C</text:p></table:table-cell><table:table-cell table:style-name="T1.B2" office:value-type="string"><text:p text:style-name="P27">led의 위치가 우측 끝일 경우 KEY_R버튼을 눌러도 상태 변화가 없다.</text:p></table:table-cell></table:table-row><table:table-row table:style-name="T1.3"><table:table-cell table:style-name="T1.A2" office:value-type="string"><text:p text:style-name="P43">실험 1-D</text:p></table:table-cell><table:table-cell table:style-name="T1.B2" office:value-type="string"><text:p text:style-name="P27">2개의 테스크가 동시에 실행된다.</text:p></table:table-cell></table:table-row><table:table-row table:style-name="T1.3"><table:table-cell table:style-name="T1.A2" office:value-type="string"><text:p text:style-name="P43">실험 1-E</text:p></table:table-cell><table:table-cell table:style-name="T1.B2" office:value-type="string"><text:p text:style-name="P27">KEY_R, KEY_L버튼을 계속 누르고 있어도 한칸만 이동하고 그 이후는 변화가 없다.</text:p></table:table-cell></table:table-row><table:table-row table:style-name="T1.3"><table:table-cell table:style-name="T1.A2" office:value-type="string"><text:p text:style-name="P43">실험 1-F</text:p></table:table-cell><table:table-cell table:style-name="T1.B2" office:value-type="string"><text:p text:style-name="P27">실시간으로 “.”을 <text:s/>일정시간마다 출력한다.</text:p></table:table-cell></table:table-row></table:table></draw:text-box></draw:frame></text:p>
      <text:p text:style-name="P42"><text:span text:style-name="T2">실험 예제 2 - </text:span><text:span text:style-name="T2">vTaskdelayUntil()를 이용하여 주기적으로 실행되는 테스크를 구현하고 실험 1과 동시에 실행되도록 한다.</text:span></text:p>
      <text:p text:style-name="P42"><text:span text:style-name="T2"><text:s text:c="13"/></text:span><text:span text:style-name="T2"><draw:frame draw:style-name="fr1" draw:name="프레임2" text:anchor-type="as-char" svg:y="-1.1701in" svg:width="6.1819in" draw:z-index="2"><draw:text-box fo:min-height="1.6709in"><table:table table:name="표3" table:style-name="표3"><table:table-column table:style-name="표3.A"/><table:table-column table:style-name="표3.B"/><table:table-row table:style-name="표3.1"><table:table-cell table:style-name="표3.A1" office:value-type="string"><text:p text:style-name="P43">실험 2-A</text:p></table:table-cell><table:table-cell table:style-name="표3.B1" office:value-type="string"><text:p text:style-name="P27">BARLED2의 현재위치의 led를 견다.</text:p></table:table-cell></table:table-row><table:table-row table:style-name="표3.2"><table:table-cell table:style-name="표3.A2" office:value-type="string"><text:p text:style-name="P43">실험 2-B</text:p></table:table-cell><table:table-cell table:style-name="표3.B2" office:value-type="string"><text:p text:style-name="P27">led는 실시간으로 좌측으로 한칸씩 이동한다.</text:p></table:table-cell></table:table-row><table:table-row table:style-name="표3.3"><table:table-cell table:style-name="표3.A2" office:value-type="string"><text:p text:style-name="P43">실험 2-C</text:p></table:table-cell><table:table-cell table:style-name="표3.B2" office:value-type="string"><text:p text:style-name="P27">led의 위치가 좌측 끝일 경우 우측 끝으로 이동한다.</text:p></table:table-cell></table:table-row><table:table-row table:style-name="표3.3"><table:table-cell table:style-name="표3.A2" office:value-type="string"><text:p text:style-name="P43">실험 2-D</text:p></table:table-cell><table:table-cell table:style-name="표3.B2" office:value-type="string"><text:p text:style-name="P27">2개의 테스크가 동시에 실행된다.</text:p></table:table-cell></table:table-row></table:table></draw:text-box></draw:frame></text:span></text:p>
      <text:p text:style-name="P46"><text:toc-mark-start text:id="IMark198600820" text:outline-level="2"/>1.2 사용된 하드웨어 설명<text:toc-mark-end text:id="IMark198600820"/></text:p>
      <text:p text:style-name="P44"/>
      <text:p text:style-name="P27">스위치 : 실험에 사용된 NDS인 스위치는 16bit 2진수 값으로 입, 출력되고, 각각의 bit마다 스위치가 매핑되어 있다.</text:p>
      <text:p text:style-name="P44"/>
      <text:p text:style-name="P45"><text:toc-mark-start text:id="IMark206621820" text:outline-level="1"/><text:span text:style-name="T3">2. </text:span><text:span text:style-name="T2">구현 결과</text:span><text:toc-mark-end text:id="IMark206621820"/></text:p>
      <text:p text:style-name="P27">2개의 테스크를 구현한다.</text:p>
      <text:p text:style-name="P27">BARLED1은 버튼 입력에따라 led의 위치를 출력한다.</text:p>
      <text:p text:style-name="P27">BARLED2는 일정 시간마다 좌측으로 한칸씩 실시간으로 이동한다.</text:p>
      <text:p text:style-name="P47"><text:toc-mark-start text:id="IMark148889764" text:outline-level="2"/><text:span text:style-name="T3">2.1 </text:span><text:span text:style-name="T2">응용실험 1-A</text:span><text:toc-mark-end text:id="IMark148889764"/></text:p>
      <text:p text:style-name="P44"/>
      <text:p text:style-name="P49"><text:toc-mark-start text:id="IMark206621820" text:outline-level="3"/><text:span text:style-name="T6">2.1.1 </text:span>실험의 구체적인 동작 방법<text:toc-mark-end text:id="IMark206621820"/></text:p>
      <text:list xml:id="list305797214" text:style-name="L1">
        <text:list-item>
          <text:p text:style-name="P38">프로그램이 실행되면 기기의 화면에 BARLED1, BARLED2가 활성화 되고“.”이 일정시간마다 계속 출력된다.</text:p>
        </text:list-item>
        <text:list-item>
          <text:p text:style-name="P38">BARLED2는 일정시간마다 좌측으로 한칸씩 led의 위치가 이동한다.</text:p>
        </text:list-item>
        <text:list-item>
          <text:p text:style-name="P38">KEY_R버튼을 누르면 BARLED1의 led위치가 우측으로 이동하고 기기의 화면에 “R”이 출력된다.</text:p>
        </text:list-item>
        <text:list-item>
          <text:p text:style-name="P38">BARLED1의 led위치가 우측 끝이라면 KEY_R버튼을 눌러도 상태에 변화가 없다.</text:p>
        </text:list-item>
        <text:list-item>
          <text:p text:style-name="P38">KEY_L버튼을 누르면 BARLED1의 led위치가 좌측으로 이동하고 기기의 화면에 “L”이 출력된다.</text:p>
        </text:list-item>
        <text:list-item>
          <text:p text:style-name="P38">BARLED1의 led위치가 좌측 끝이라면 KEY_L버튼을 눌러도 상태의 변화가 없다.</text:p>
        </text:list-item>
      </text:list>
      <text:p text:style-name="P44"/>
      <text:p text:style-name="P44"/>
      <text:p text:style-name="P44"/>
      <text:p text:style-name="P44"/>
      <text:p text:style-name="P4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<text:toc-mark-start text:id="IMark199856084" text:outline-level="3"/><text:span text:style-name="T3">2.1.2 </text:span><text:span text:style-name="T2">구현을 위한 State 표, Diagram (있다면)</text:span><text:toc-mark-end text:id="IMark199856084"/></text:p>
      <text:p text:style-name="P2"><draw:frame draw:style-name="fr2" draw:name="2" text:anchor-type="as-char" svg:y="-0.898in" svg:width="6.2917in" draw:z-index="4"><draw:text-box fo:min-height="2.161in"><text:p text:style-name="P21">표 <text:sequence text:ref-name="refTable0" text:name="Table" text:formula="ooow:Table+1" style:num-format="1">1</text:sequence>. 실험2 상태표</text:p><table:table table:name="표1" table:style-name="표1"><table:table-column table:style-name="표1.A"/><table:table-column table:style-name="표1.B"/><table:table-column table:style-name="표1.C"/><table:table-row table:style-name="표1.1"><table:table-cell table:style-name="표1.A1" office:value-type="string"><text:p text:style-name="P33">BARLED1</text:p></table:table-cell><table:table-cell table:style-name="표1.A1" office:value-type="string"><text:p text:style-name="P33">Left버튼</text:p></table:table-cell><table:table-cell table:style-name="표1.C1" office:value-type="string"><text:p text:style-name="P33">Right버튼</text:p></table:table-cell></table:table-row><table:table-row table:style-name="표1.1"><table:table-cell table:style-name="표1.A2" office:value-type="string"><text:p text:style-name="P33">0x01</text:p></table:table-cell><table:table-cell table:style-name="표1.B2" office:value-type="string"><text:p text:style-name="P33">0x02</text:p></table:table-cell><table:table-cell table:style-name="표1.C2" office:value-type="string"><text:p text:style-name="P33">0x02</text:p></table:table-cell></table:table-row><table:table-row table:style-name="표1.1"><table:table-cell table:style-name="표1.A3" office:value-type="string"><text:p text:style-name="P33">0x02</text:p></table:table-cell><table:table-cell table:style-name="표1.B3" office:value-type="string"><text:p text:style-name="P33">0x04</text:p></table:table-cell><table:table-cell table:style-name="표1.C3" office:value-type="string"><text:p text:style-name="P33">0x04</text:p></table:table-cell></table:table-row><table:table-row table:style-name="표1.1"><table:table-cell table:style-name="표1.A4" office:value-type="string"><text:p text:style-name="P33">0x04</text:p></table:table-cell><table:table-cell table:style-name="표1.B4" office:value-type="string"><text:p text:style-name="P33">0x08</text:p></table:table-cell><table:table-cell table:style-name="표1.C4" office:value-type="string"><text:p text:style-name="P33">0x08</text:p></table:table-cell></table:table-row><table:table-row table:style-name="표1.1"><table:table-cell table:style-name="표1.A5" office:value-type="string"><text:p text:style-name="P33">0x08</text:p></table:table-cell><table:table-cell table:style-name="표1.B5" office:value-type="string"><text:p text:style-name="P33">0x10</text:p></table:table-cell><table:table-cell table:style-name="표1.C5" office:value-type="string"><text:p text:style-name="P33">0x10</text:p></table:table-cell></table:table-row><table:table-row table:style-name="표1.1"><table:table-cell table:style-name="표1.A6" office:value-type="string"><text:p text:style-name="P33">0x10</text:p></table:table-cell><table:table-cell table:style-name="표1.B6" office:value-type="string"><text:p text:style-name="P33">0x20</text:p></table:table-cell><table:table-cell table:style-name="표1.C6" office:value-type="string"><text:p text:style-name="P33">0x20</text:p></table:table-cell></table:table-row><table:table-row table:style-name="표1.1"><table:table-cell table:style-name="표1.A7" office:value-type="string"><text:p text:style-name="P33">0x20</text:p></table:table-cell><table:table-cell table:style-name="표1.B7" office:value-type="string"><text:p text:style-name="P33">0x40</text:p></table:table-cell><table:table-cell table:style-name="표1.C7" office:value-type="string"><text:p text:style-name="P33">0x40</text:p></table:table-cell></table:table-row><table:table-row table:style-name="표1.1"><table:table-cell table:style-name="표1.A8" office:value-type="string"><text:p text:style-name="P33">0x40</text:p></table:table-cell><table:table-cell table:style-name="표1.B8" office:value-type="string"><text:p text:style-name="P33">0x80</text:p></table:table-cell><table:table-cell table:style-name="표1.C8" office:value-type="string"><text:p text:style-name="P33">0x80</text:p></table:table-cell></table:table-row><table:table-row table:style-name="표1.1"><table:table-cell table:style-name="표1.A9" office:value-type="string"><text:p text:style-name="P33">0x80</text:p></table:table-cell><table:table-cell table:style-name="표1.B9" office:value-type="string"><text:p text:style-name="P33">0x80</text:p></table:table-cell><table:table-cell table:style-name="표1.C9" office:value-type="string"><text:p text:style-name="P33">0x01</text:p></table:table-cell></table:table-row></table:table><text:p text:style-name="P21"/></draw:text-box></draw:frame></text:p>
      <text:p text:style-name="P3"><draw:frame draw:style-name="fr2" draw:name="프레임5" text:anchor-type="as-char" svg:y="-0.898in" svg:width="6.2917in" draw:z-index="3"><draw:text-box fo:min-height="2.161in"><text:p text:style-name="P21">표 <text:sequence text:ref-name="refTable1" text:name="Table" text:formula="ooow:Table+1" style:num-format="1">2</text:sequence>. 실험2 상태표</text:p><table:table table:name="표5" table:style-name="표5"><table:table-column table:style-name="표5.A"/><table:table-column table:style-name="표5.B"/><table:table-row table:style-name="표5.1"><table:table-cell table:style-name="표5.A1" office:value-type="string"><text:p text:style-name="P33">BARLED2</text:p></table:table-cell><table:table-cell table:style-name="표5.B1" office:value-type="string"><text:p text:style-name="P33">0.5초 이후</text:p></table:table-cell></table:table-row><table:table-row table:style-name="표5.1"><table:table-cell table:style-name="표5.A2" office:value-type="string"><text:p text:style-name="P33">0x01</text:p></table:table-cell><table:table-cell table:style-name="표5.B2" office:value-type="string"><text:p text:style-name="P33">0x02</text:p></table:table-cell></table:table-row><table:table-row table:style-name="표5.1"><table:table-cell table:style-name="표5.A3" office:value-type="string"><text:p text:style-name="P33">0x02</text:p></table:table-cell><table:table-cell table:style-name="표5.B3" office:value-type="string"><text:p text:style-name="P33">0x04</text:p></table:table-cell></table:table-row><table:table-row table:style-name="표5.1"><table:table-cell table:style-name="표5.A4" office:value-type="string"><text:p text:style-name="P33">0x04</text:p></table:table-cell><table:table-cell table:style-name="표5.B4" office:value-type="string"><text:p text:style-name="P33">0x08</text:p></table:table-cell></table:table-row><table:table-row table:style-name="표5.1"><table:table-cell table:style-name="표5.A5" office:value-type="string"><text:p text:style-name="P33">0x08</text:p></table:table-cell><table:table-cell table:style-name="표5.B5" office:value-type="string"><text:p text:style-name="P33">0x10</text:p></table:table-cell></table:table-row><table:table-row table:style-name="표5.1"><table:table-cell table:style-name="표5.A6" office:value-type="string"><text:p text:style-name="P33">0x10</text:p></table:table-cell><table:table-cell table:style-name="표5.B6" office:value-type="string"><text:p text:style-name="P33">0x20</text:p></table:table-cell></table:table-row><table:table-row table:style-name="표5.1"><table:table-cell table:style-name="표5.A7" office:value-type="string"><text:p text:style-name="P33">0x20</text:p></table:table-cell><table:table-cell table:style-name="표5.B7" office:value-type="string"><text:p text:style-name="P33">0x40</text:p></table:table-cell></table:table-row><table:table-row table:style-name="표5.1"><table:table-cell table:style-name="표5.A8" office:value-type="string"><text:p text:style-name="P33">0x40</text:p></table:table-cell><table:table-cell table:style-name="표5.B8" office:value-type="string"><text:p text:style-name="P33">0x80</text:p></table:table-cell></table:table-row><table:table-row table:style-name="표5.1"><table:table-cell table:style-name="표5.A9" office:value-type="string"><text:p text:style-name="P33">0x80</text:p></table:table-cell><table:table-cell table:style-name="표5.B9" office:value-type="string"><text:p text:style-name="P33">0x01</text:p></table:table-cell></table:table-row></table:table><text:p text:style-name="P21"/></draw:text-box></draw:frame></text:p>
      <text:p text:style-name="P3"/>
      <text:p text:style-name="P14"><text:toc-mark-start text:id="IMark152614420" text:outline-level="3"/><text:span text:style-name="T3">2.1.3 </text:span><text:span text:style-name="T2">구현 결과 Pseudo-Code</text:span><text:toc-mark-end text:id="IMark152614420"/></text:p>
      <text:p text:style-name="P15"/>
      <text:p text:style-name="P51">static portTASK_FUNCTION(Homework_Task_1, pvParameters) {</text:p>
      <text:p text:style-name="P51"><text:s text:c="8"/>u16 sw로 현재 스위치 값을 저장할 변수를 만든다.; </text:p>
      <text:p text:style-name="P51"><text:s text:c="8"/>u8 key_pressed 로 FALSE로 현재 아무키도 안눌렸음을 변수로 안다.;</text:p>
      <text:p text:style-name="P51"><text:s text:c="8"/>short int led_state 를 0x0001로 오른쪽 끝 LED상태로 한다.;</text:p>
      <text:p text:style-name="P51"><text:s text:c="8"/>u16 cur_borled 로 현재 BARLED를 <text:s/>BARLED1로 한다.;</text:p>
      <text:p text:style-name="P51"></text:p>
      <text:p text:style-name="P51"><text:s text:c="7"/>cur_borled로 현재 BARLED에 <text:s/>led_state상태로 그린다. 즉 BARLED1의 <text:s/>오른쪽끝에 <text:s/>그린다.;</text:p>
      <text:p text:style-name="P51"></text:p>
      <text:p text:style-name="P51"><text:s text:c="8"/>while (1) {</text:p>
      <text:p text:style-name="P51"><text:s text:c="16"/>sw 에 <text:s/>NDS_SWITCH()로 현재 눌려진 스위치값을 받는다.;</text:p>
      <text:p text:style-name="P51"><text:soft-page-break/><text:s text:c="16"/>화면에 "." 출력한다.;</text:p>
      <text:p text:style-name="P51"></text:p>
      <text:p text:style-name="P51"><text:s text:c="16"/>if (key_pressed가 FALSE로 전상태가 눌려진 상태가 아닌데 sw 값이 <text:s/>KEY_L거나 KEY_R이면) {</text:p>
      <text:p text:style-name="P51"><text:s text:c="24"/>key_pressed 를 TRUE로 바꾸어 키가 눌려졌음을 나타내고;</text:p>
      <text:p text:style-name="P51"></text:p>
      <text:p text:style-name="P51"><text:s text:c="24"/>if ((led_state상태가 왼쪽끝이 아니고sw 가KEY_L로 눌려졌다면){ </text:p>
      <text:p text:style-name="P51"><text:s text:c="32"/>led_state 를 <text:s/>led_state * 2 로 이동한다.;</text:p>
      <text:p text:style-name="P51"><text:s text:c="32"/>화면에 "L" 출력한다.;</text:p>
      <text:p text:style-name="P51"><text:s text:c="24"/>}</text:p>
      <text:p text:style-name="P51"></text:p>
      <text:p text:style-name="P51"><text:s text:c="24"/>else if ((led_state != 0x0001) &amp;&amp; (sw &amp; KEY_R)){ //max right</text:p>
      <text:p text:style-name="P51"><text:s text:c="32"/>led_state 를 led_state / 2로 이동한다.;</text:p>
      <text:p text:style-name="P51"><text:s text:c="32"/>화면에 "R"출력한다.;</text:p>
      <text:p text:style-name="P51"><text:s text:c="24"/>}</text:p>
      <text:p text:style-name="P51"></text:p>
      <text:p text:style-name="P51"><text:s text:c="24"/>위의연산으로 변경된 cur_borled, led_state대로 화면에 출력한다.;</text:p>
      <text:p text:style-name="P51"><text:s text:c="16"/>}</text:p>
      <text:p text:style-name="P51"></text:p>
      <text:p text:style-name="P51"><text:s text:c="16"/>if ((key_pressed 가 TRUE로 전상태가 눌려진 상태이고 sw가 0으로 아무것도 안눌려진 상태라면)</text:p>
      <text:p text:style-name="P51"><text:s text:c="24"/>key_pressed 를 FALSE로 변경하여 아무것도 안눌려진 상태로 변경한다.;</text:p>
      <text:p text:style-name="P51"></text:p>
      <text:p text:style-name="P51"><text:s text:c="16"/>vTaskDelay(50);</text:p>
      <text:p text:style-name="P51"><text:s text:c="8"/>}</text:p>
      <text:p text:style-name="P51"></text:p>
      <text:p text:style-name="P51">}</text:p>
      <text:p text:style-name="P51">static portTASK_FUNCTION(Homework_Task_2, pvParameters) {</text:p>
      <text:p text:style-name="P51"><text:s text:c="4"/></text:p>
      <text:p text:style-name="P51"><text:s text:c="8"/>portTickType xLastWakeTime 에 테스크 시작시간을 타이머로 잰다. xTaskGetTickCount();</text:p>
      <text:p text:style-name="P51"><text:s text:c="8"/>int i;</text:p>
      <text:p text:style-name="P51"><text:s text:c="8"/>short int led_state 를 0x0001로 오른쪽끝 상태로 led상태를 변경한다.;</text:p>
      <text:p text:style-name="P51"></text:p>
      <text:p text:style-name="P51"><text:s text:c="8"/>while (1) {</text:p>
      <text:p text:style-name="P51"><text:s text:c="16"/>BARLED2에 현재 led_state상태 그리기;</text:p>
      <text:p text:style-name="P51"></text:p>
      <text:p text:style-name="P51"><text:s text:c="16"/>if(led_state 가 0x0080상태로 왼쪽 끝이면)</text:p>
      <text:p text:style-name="P51"><text:s text:c="24"/>led_state 를 0x0001상태로 오른쪽 끝으로 변경;</text:p>
      <text:p text:style-name="P51"><text:s text:c="16"/>else왼쪽끝만 아니라면 </text:p>
      <text:p text:style-name="P51"><text:s text:c="24"/>led_state 를 led_state*2로 이동시킨다.;</text:p>
      <text:p text:style-name="P51"></text:p>
      <text:p text:style-name="P51"><text:s text:c="16"/>vTaskDelayUntil이라는 함수로 테스크의 첫 시작부터 <text:s/>대기시간까지 합쳐서 MSEC2TICK(500)이 </text:p>
      <text:p text:style-name="P51"><text:s text:c="15"/>되게 한다.;</text:p>
      <text:p text:style-name="P51"><text:s text:c="8"/>}</text:p>
      <text:p text:style-name="P51">}</text:p>
      <text:p text:style-name="P15"><text:s text:c="4"/></text:p>
      <text:p text:style-name="P14"><text:soft-page-break/><text:toc-mark-start text:id="IMark197675628" text:outline-level="3"/><text:span text:style-name="T3">2.1.4 </text:span><text:span text:style-name="T2">Test 계획</text:span><text:toc-mark-end text:id="IMark197675628"/></text:p>
      <table:table table:name="표2" table:style-name="표2">
        <table:table-column table:style-name="표2.A" table:number-columns-repeated="2"/>
        <table:table-column table:style-name="표2.C"/>
        <table:table-column table:style-name="표2.D"/>
        <table:table-row>
          <table:table-cell table:style-name="표2.A1" table:number-columns-spanned="2" office:value-type="string">
            <text:p text:style-name="P24">상태번호</text:p>
          </table:table-cell>
          <table:covered-table-cell/>
          <table:table-cell table:style-name="표2.C1" table:number-columns-spanned="2" office:value-type="string">
            <text:p text:style-name="P24">상태설명</text:p>
          </table:table-cell>
          <table:covered-table-cell/>
        </table:table-row>
        <table:table-row>
          <table:table-cell table:style-name="표2.A2" table:number-columns-spanned="2" office:value-type="string">
            <text:p text:style-name="P24">1</text:p>
          </table:table-cell>
          <table:covered-table-cell/>
          <table:table-cell table:style-name="표2.C2" table:number-columns-spanned="2" office:value-type="string">
            <text:p text:style-name="P24">BARLED1의 양 끝을 제외한 곳에 led가 위치한 경우</text:p>
          </table:table-cell>
          <table:covered-table-cell/>
        </table:table-row>
        <table:table-row>
          <table:table-cell table:style-name="표2.A2" table:number-columns-spanned="2" office:value-type="string">
            <text:p text:style-name="P24">1-1</text:p>
          </table:table-cell>
          <table:covered-table-cell/>
          <table:table-cell table:style-name="표2.C2" table:number-columns-spanned="2" office:value-type="string">
            <text:p text:style-name="P24">BARLED1의 오른쪽 끝에 led가 위치한 경우</text:p>
          </table:table-cell>
          <table:covered-table-cell/>
        </table:table-row>
        <table:table-row>
          <table:table-cell table:style-name="표2.A2" table:number-columns-spanned="2" office:value-type="string">
            <text:p text:style-name="P24">1-2</text:p>
          </table:table-cell>
          <table:covered-table-cell/>
          <table:table-cell table:style-name="표2.C2" table:number-columns-spanned="2" office:value-type="string">
            <text:p text:style-name="P24">BARLED1의 왼쪽 끝에 led가 위치한 경우</text:p>
          </table:table-cell>
          <table:covered-table-cell/>
        </table:table-row>
        <table:table-row>
          <table:table-cell table:style-name="표2.C2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표2.A2" office:value-type="string">
            <text:p text:style-name="P24">테스트</text:p>
            <text:p text:style-name="P24">번호</text:p>
          </table:table-cell>
          <table:table-cell table:style-name="표2.A2" office:value-type="string">
            <text:p text:style-name="P24">상태번호</text:p>
          </table:table-cell>
          <table:table-cell table:style-name="표2.A2" office:value-type="string">
            <text:p text:style-name="P24">입력</text:p>
          </table:table-cell>
          <table:table-cell table:style-name="표2.C2" office:value-type="string">
            <text:p text:style-name="P24">예상결과</text:p>
          </table:table-cell>
        </table:table-row>
        <table:table-row>
          <table:table-cell table:style-name="표2.A2" office:value-type="string">
            <text:p text:style-name="P24">1-1</text:p>
          </table:table-cell>
          <table:table-cell table:style-name="표2.A2" office:value-type="string">
            <text:p text:style-name="P24">1</text:p>
          </table:table-cell>
          <table:table-cell table:style-name="표2.A2" office:value-type="string">
            <text:p text:style-name="P24">좌버튼 클릭</text:p>
          </table:table-cell>
          <table:table-cell table:style-name="표2.C2" office:value-type="string">
            <text:p text:style-name="P24">led의 위치가 좌측으로 한칸 이동한다.</text:p>
          </table:table-cell>
        </table:table-row>
        <table:table-row>
          <table:table-cell table:style-name="표2.A2" office:value-type="string">
            <text:p text:style-name="P24">1-2</text:p>
          </table:table-cell>
          <table:table-cell table:style-name="표2.A2" office:value-type="string">
            <text:p text:style-name="P24">1</text:p>
          </table:table-cell>
          <table:table-cell table:style-name="표2.A2" office:value-type="string">
            <text:p text:style-name="P24">우버튼 클릭</text:p>
          </table:table-cell>
          <table:table-cell table:style-name="표2.C2" office:value-type="string">
            <text:p text:style-name="P24">led의 위치가 우측으로 한칸 이동한다.</text:p>
          </table:table-cell>
        </table:table-row>
        <table:table-row>
          <table:table-cell table:style-name="표2.A2" office:value-type="string">
            <text:p text:style-name="P24">1-3</text:p>
          </table:table-cell>
          <table:table-cell table:style-name="표2.A2" office:value-type="string">
            <text:p text:style-name="P24">1</text:p>
          </table:table-cell>
          <table:table-cell table:style-name="표2.A2" office:value-type="string">
            <text:p text:style-name="P24">좌버튼 누름 상태 지속</text:p>
          </table:table-cell>
          <table:table-cell table:style-name="표2.C2" office:value-type="string">
            <text:p text:style-name="P24">led의 위치가 좌측으로 한칸 이동한 후 변화없음.</text:p>
          </table:table-cell>
        </table:table-row>
        <table:table-row>
          <table:table-cell table:style-name="표2.A2" office:value-type="string">
            <text:p text:style-name="P24">1-4</text:p>
          </table:table-cell>
          <table:table-cell table:style-name="표2.A2" office:value-type="string">
            <text:p text:style-name="P24">1</text:p>
          </table:table-cell>
          <table:table-cell table:style-name="표2.A2" office:value-type="string">
            <text:p text:style-name="P24">우버튼 누름 상태 지속</text:p>
          </table:table-cell>
          <table:table-cell table:style-name="표2.C2" office:value-type="string">
            <text:p text:style-name="P24">led의 위치가 우측으로 한칸 이동한 후 변화없음.</text:p>
          </table:table-cell>
        </table:table-row>
        <table:table-row>
          <table:table-cell table:style-name="표2.A2" office:value-type="string">
            <text:p text:style-name="P24">1-1-1</text:p>
          </table:table-cell>
          <table:table-cell table:style-name="표2.A2" office:value-type="string">
            <text:p text:style-name="P24">1-1</text:p>
          </table:table-cell>
          <table:table-cell table:style-name="표2.A2" office:value-type="string">
            <text:p text:style-name="P24">좌버튼 클릭</text:p>
          </table:table-cell>
          <table:table-cell table:style-name="표2.C2" office:value-type="string">
            <text:p text:style-name="P24">led의 위치가 좌측으로 한칸 이동한다.</text:p>
          </table:table-cell>
        </table:table-row>
        <table:table-row>
          <table:table-cell table:style-name="표2.A2" office:value-type="string">
            <text:p text:style-name="P24">1-1-2</text:p>
          </table:table-cell>
          <table:table-cell table:style-name="표2.A2" office:value-type="string">
            <text:p text:style-name="P24">1-1</text:p>
          </table:table-cell>
          <table:table-cell table:style-name="표2.A2" office:value-type="string">
            <text:p text:style-name="P24">우버튼 클릭</text:p>
          </table:table-cell>
          <table:table-cell table:style-name="표2.C2" office:value-type="string">
            <text:p text:style-name="P24">led의 위치 변화가 없다.</text:p>
          </table:table-cell>
        </table:table-row>
        <table:table-row>
          <table:table-cell table:style-name="표2.A2" office:value-type="string">
            <text:p text:style-name="P24">1-2-1</text:p>
          </table:table-cell>
          <table:table-cell table:style-name="표2.A2" office:value-type="string">
            <text:p text:style-name="P24">1-2</text:p>
          </table:table-cell>
          <table:table-cell table:style-name="표2.A2" office:value-type="string">
            <text:p text:style-name="P24">좌버튼 클릭</text:p>
          </table:table-cell>
          <table:table-cell table:style-name="표2.C2" office:value-type="string">
            <text:p text:style-name="P24">led의 위치 변화가 없다.</text:p>
          </table:table-cell>
        </table:table-row>
        <table:table-row>
          <table:table-cell table:style-name="표2.A2" office:value-type="string">
            <text:p text:style-name="P24">1-2-1</text:p>
          </table:table-cell>
          <table:table-cell table:style-name="표2.A2" office:value-type="string">
            <text:p text:style-name="P24">1-2</text:p>
          </table:table-cell>
          <table:table-cell table:style-name="표2.A2" office:value-type="string">
            <text:p text:style-name="P24">우버튼 클릭</text:p>
          </table:table-cell>
          <table:table-cell table:style-name="표2.C2" office:value-type="string">
            <text:p text:style-name="P24">Led의 위치가 우측으로 한칸 이동한다.</text:p>
          </table:table-cell>
        </table:table-row>
      </table:table>
      <text:p text:style-name="P14"/>
      <text:p text:style-name="P14"><text:toc-mark-start text:id="IMark150432484" text:outline-level="3"/><text:span text:style-name="T3">2.1.5 </text:span><text:span text:style-name="T2">Test 결과</text:span><text:toc-mark-end text:id="IMark150432484"/></text:p>
      <text:p text:style-name="P3"><draw:frame draw:style-name="fr1" draw:name="4" text:anchor-type="as-char" svg:y="-1.402in" svg:width="6.652in" draw:z-index="1"><draw:text-box fo:min-height="1.402in"><table:table table:name="T4" table:style-name="T4"><table:table-column table:style-name="T4.A"/><table:table-column table:style-name="T4.B"/><table:table-column table:style-name="T4.C"/><table:table-column table:style-name="T4.D"/><table:table-column table:style-name="T4.E"/><table:table-row table:style-name="T4.1"><table:table-cell table:style-name="T4.A1" office:value-type="string"><text:p text:style-name="P28">1</text:p></table:table-cell><table:table-cell table:style-name="T4.A1" office:value-type="string"><text:p text:style-name="P31">일시</text:p></table:table-cell><table:table-cell table:style-name="T4.A1" office:value-type="string"><text:p text:style-name="P28">2012.10.4</text:p></table:table-cell><table:table-cell table:style-name="T4.A1" office:value-type="string"><text:p text:style-name="P31">증상</text:p></table:table-cell><table:table-cell table:style-name="T4.A1" office:value-type="string"><text:p text:style-name="P29">없음</text:p></table:table-cell></table:table-row><table:table-row table:style-name="T4.1"><table:table-cell table:style-name="T4.A1" office:value-type="string"><text:p text:style-name="P34"><text:span text:style-name="T5">에러 환경 </text:span><text:span text:style-name="T5">/ </text:span><text:span text:style-name="T5">명령</text:span></text:p></table:table-cell><table:table-cell table:style-name="T4.B2" table:number-columns-spanned="4" office:value-type="string"><text:p text:style-name="P30">없음</text:p></table:table-cell><table:covered-table-cell/><table:covered-table-cell/><table:covered-table-cell/></table:table-row><table:table-row table:style-name="T4.3"><table:table-cell table:style-name="T4.A1" office:value-type="string"><text:p text:style-name="P31">현상</text:p></table:table-cell><table:table-cell table:style-name="T4.B2" table:number-columns-spanned="4" office:value-type="string"><text:p text:style-name="P30">없음</text:p></table:table-cell><table:covered-table-cell/><table:covered-table-cell/><table:covered-table-cell/></table:table-row><table:table-row table:style-name="T4.3"><table:table-cell table:style-name="T4.A1" office:value-type="string"><text:p text:style-name="P31">원인 예상</text:p></table:table-cell><table:table-cell table:style-name="T4.B2" table:number-columns-spanned="4" office:value-type="string"><text:p text:style-name="P30">없음</text:p></table:table-cell><table:covered-table-cell/><table:covered-table-cell/><table:covered-table-cell/></table:table-row><table:table-row table:style-name="T4.1"><table:table-cell table:style-name="T4.A1" office:value-type="string"><text:p text:style-name="P34"><text:span text:style-name="T5">원인 </text:span><text:span text:style-name="T5">/ </text:span><text:span text:style-name="T5">수정 방법</text:span></text:p></table:table-cell><table:table-cell table:style-name="T4.B2" table:number-columns-spanned="4" office:value-type="string"><text:p text:style-name="P30">없음</text:p></table:table-cell><table:covered-table-cell/><table:covered-table-cell/><table:covered-table-cell/></table:table-row><table:table-row table:style-name="T4.1"><table:table-cell table:style-name="T4.A1" office:value-type="string"><text:p text:style-name="P31">TODO</text:p></table:table-cell><table:table-cell table:style-name="T4.B2" table:number-columns-spanned="4" office:value-type="string"><text:p text:style-name="P30">없음</text:p></table:table-cell><table:covered-table-cell/><table:covered-table-cell/><table:covered-table-cell/></table:table-row></table:table></draw:text-box></draw:frame></text:p>
      <text:p text:style-name="P5"/>
      <text:p text:style-name="P12"><text:toc-mark-start text:id="IMark154969604" text:outline-level="2"/><text:span text:style-name="T3">2.2 </text:span><text:span text:style-name="T2">응용실험 1-B</text:span><text:toc-mark-end text:id="IMark154969604"/></text:p>
      <text:p text:style-name="P14">없음.</text:p>
      <text:p text:style-name="P16"><text:toc-mark-start text:id="IMark150568020" text:outline-level="1"/><text:span text:style-name="T6">3. </text:span>기타<text:toc-mark-end text:id="IMark150568020"/></text:p>
      <text:p text:style-name="P32">없음.</text:p>
      <text:p text:style-name="P32"/>
      <text:p text:style-name="P32"/>
      <text:p text:style-name="P32"/>
      <text:p text:style-name="P8"/>
      <text:p text:style-name="P16"><text:soft-page-break/><text:toc-mark-start text:id="IMark150966484" text:outline-level="1"/><text:span text:style-name="T6">4. </text:span>Discussion<text:toc-mark-end text:id="IMark150966484"/></text:p>
      <text:p text:style-name="P6"/>
      <text:p text:style-name="P13"><text:toc-mark-start text:id="IMark197675628" text:outline-level="2"/><text:span text:style-name="T6">4.1 </text:span>실험 과정에서의 애로 사항<text:toc-mark-end text:id="IMark197675628"/></text:p>
      <text:p text:style-name="P35">이번 실험은 실제로 아무 문제가 없었던 실험 이었습니다.</text:p>
      <text:p text:style-name="P35">왜냐면 실험 1에서 했던 소스를 거의 그대로 활용하면서 타임을 체크하고 vTaskDelayUntil함수를 활용하여 </text:p>
      <text:p text:style-name="P35">BARLED2의 불리 순서대로 왼쪽으로 켜지게 그리고 그게 우선순위가 낮아도 일정시간에 움직일수있도록 하는정도의 실험이었기 때문에 그대로 수행할수있었습니다.</text:p>
      <text:p text:style-name="P5"/>
      <text:p text:style-name="P12"><text:toc-mark-start text:id="IMark154969604" text:outline-level="2"/><text:span text:style-name="T3">4.2 </text:span><text:span text:style-name="T2">이번 실험 내용의 활용 방안</text:span><text:toc-mark-end text:id="IMark154969604"/></text:p>
      <text:p text:style-name="P5"/>
      <text:p text:style-name="P37">이번 실험은 바로 시계가 떠올랐습니다. VtaskDelayUntil이라는 함수는 활용할때 특성상 테스크가 시작할때 부터 완료되고나서 를 포함하게 딜레이를 주는 함수이기 때문에 비교적 vTaskDelay라는 함수에 비해서 안전하게 일정 시간 딜레이를 주면서 작업을 수행할수있습니다. </text:p>
      <text:p text:style-name="P37">물론 우선순위가 높으면 다른 테스크에게 CPU를 빼앗기지 않고 작업을 수행할수있지만 그렇게 되면 아주 비효율적으로 CPU를 수행하는것이 되기때문에 대기하는동안에는 다른테스크를 활용가능하게하고 그러면서도 일정간격의 딜레이를 유지할수있게 하려면 vTaskDelayUntil를 써서 가능하게할수있습니다.</text:p>
      <text:p text:style-name="P37">이런점에서 이실험은 시계라던지 주기를 갖는 알람, 알림등에 활용할수 있습니다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한양신명조" svg:font-family="한양신명조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  <style:font-face style:name="한양견고딕" svg:font-family="한양견고딕" style:font-family-generic="system" style:font-pitch="variable"/>
    <style:font-face style:name="한양신명조1" svg:font-family="한양신명조" style:font-family-generic="system" style:font-pitch="variable"/>
  </office:font-face-decls>
  <office:styles>
    <draw:marker draw:name="Hwp_5f_Arrow" draw:display-name="Hwp_Arrow" svg:viewBox="0 0 20 30" svg:d="m10 0-10 30h20z"/>
    <draw:marker draw:name="Hwp_5f_Circle" draw:display-name="Hwp_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Hwp_5f_Line_5f_Arrow" draw:display-name="Hwp_Line_Arrow" svg:viewBox="0 0 1122 2243" svg:d="m0 2108v17 17l12 42 30 34 38 21 43 4 29-8 30-21 25-26 13-34 343-1532 339 1520 13 42 29 34 39 21 42 4 42-12 34-30 21-42v-39-12l-4 4-440-1998-9-42-25-39-38-25-43-8-42 8-38 25-26 39-8 42z"/>
    <draw:marker draw:name="Hwp_5f_Line_5f_Arrow_5f_Concave" draw:display-name="Hwp_Line_Arrow_Concave" svg:viewBox="0 0 1131 1580" svg:d="m1013 1491 118 89-567-1580-564 1580 114-85 136-68 148-46 161-17 161 13 153 46z"/>
    <draw:marker draw:name="Hwp_5f_Square" draw:display-name="Hwp_Square" svg:viewBox="0 0 10 10" svg:d="m0 0h10v10h-10z"/>
    <draw:marker draw:name="Hwp_5f_Square_5f_45" draw:display-name="Hwp_Square_45" svg:viewBox="0 0 1131 1131" svg:d="m0 564 564 567 567-567-567-564z"/>
    <draw:stroke-dash draw:name="_31__20_Dots_20_1_20_Dash" draw:display-name="1 Dots 1 Dash" draw:style="rect" draw:dots1="1" draw:dots1-length="400%" draw:dots2="1" draw:dots2-length="100%" draw:distance="200%"/>
    <draw:stroke-dash draw:name="_32__20_Dots_20_1_20_Dash" draw:display-name="2 Dots 1 Dash" draw:style="rect" draw:dots1="1" draw:dots1-length="400%" draw:dots2="2" draw:dots2-length="100%" draw:distance="200%"/>
    <draw:stroke-dash draw:name="Circle" draw:style="round" draw:dots1="1" draw:dots1-length="100%" draw:dots2="1" draw:dots2-length="100%" draw:distance="200%"/>
    <draw:stroke-dash draw:name="Long_20_Dash" draw:display-name="Long Dash" draw:style="rect" draw:dots1="1" draw:dots1-length="600%" draw:dots2="1" draw:dots2-length="100%" draw:distance="200%"/>
    <draw:stroke-dash draw:name="Long_20_Dash_20_1Dot" draw:display-name="Long Dash 1Dot" draw:style="rect" draw:dots1="1" draw:dots1-length="600%" draw:dots2="1" draw:dots2-length="100%" draw:distance="200%"/>
    <draw:stroke-dash draw:name="Long_20_Dash_20_2_20_Dots" draw:display-name="Long Dash 2 Dots" draw:style="rect" draw:dots1="1" draw:dots1-length="600%" draw:dots2="2" draw:dots2-length="100%" draw:distance="200%"/>
    <draw:stroke-dash draw:name="Ultrafine_20_Dashed" draw:display-name="Ultrafine Dashed" draw:style="rect" draw:dots1="1" draw:dots1-length="400%" draw:dots2="1" draw:dots2-length="400%" draw:distance="200%"/>
    <draw:stroke-dash draw:name="Ultrafine_20_Dotted_20__28_var_29_" draw:display-name="Ultrafine Dotted (var)" draw:style="rect" draw:dots1="1" draw:dots1-length="100%" draw:distance="20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in" fo:border="none" style:vertical-align="baseline" style:snap-to-layout-grid="false"/>
      <style:text-properties fo:color="#000000" fo:font-size="10pt" style:font-size-asian="10pt"/>
    </style:style>
    <style:style style:name="_34_" style:display-name="4" style:family="paragraph" style:class="text">
      <style:paragraph-properties fo:line-height="160%" fo:text-align="start" style:justify-single-word="false" fo:padding="0in" fo:border="none" style:vertical-align="baseline" style:snap-to-layout-grid="true"/>
      <style:text-properties fo:color="#000000" fo:font-size="14pt" fo:font-weight="bold" style:font-size-asian="14pt" style:font-weight-asian="bold"/>
    </style:style>
    <style:style style:name="_40_list_20_l65534" style:display-name="@list l65534" style:family="paragraph" style:class="text"/>
    <style:style style:name="_40_list_20_l65534_3a_level1" style:display-name="@list l65534:level1" style:family="paragraph" style:class="text"/>
    <style:style style:name="_40_list_20_l65534_3a_level2" style:display-name="@list l65534:level2" style:family="paragraph" style:class="text"/>
    <style:style style:name="_40_list_20_l65534_3a_level3" style:display-name="@list l65534:level3" style:family="paragraph" style:class="text"/>
    <style:style style:name="_40_list_20_l65534_3a_level4" style:display-name="@list l65534:level4" style:family="paragraph" style:class="text"/>
    <style:style style:name="_40_list_20_l65534_3a_level5" style:display-name="@list l65534:level5" style:family="paragraph" style:class="text"/>
    <style:style style:name="_40_list_20_l65534_3a_level6" style:display-name="@list l65534:level6" style:family="paragraph" style:class="text"/>
    <style:style style:name="_40_list_20_l65534_3a_level7" style:display-name="@list l65534:level7" style:family="paragraph" style:class="text"/>
    <style:style style:name="_35_" style:display-name="5" style:family="paragraph" style:class="text">
      <style:paragraph-properties fo:line-height="160%" fo:text-align="start" style:justify-single-word="false" fo:padding="0in" fo:border="none" style:vertical-align="baseline" style:snap-to-layout-grid="true"/>
      <style:text-properties fo:color="#000000" fo:font-size="12pt" fo:font-weight="bold" style:font-size-asian="12pt" style:font-weight-asian="bold"/>
    </style:style>
    <style:style style:name="_36_" style:display-name="6" style:family="paragraph" style:class="text">
      <style:paragraph-properties fo:line-height="160%" fo:text-align="start" style:justify-single-word="false" fo:padding="0in" fo:border="none" style:vertical-align="baseline" style:snap-to-layout-grid="true"/>
      <style:text-properties fo:color="#000000"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그림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footer>
        <text:p text:style-name="MP1"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4년 10월 12일 화요일 오후 5:01:32</meta:creation-date>
    <dc:title>결과보고서샘플</dc:title>
    <dc:date>2012-10-11T13:40:01</dc:date>
    <dc:language>euc-KR</dc:language>
    <meta:print-date/>
    <dc:subject/>
    <dc:description>


</dc:description>
    <meta:keyword>

</meta:keyword>
    <meta:editing-duration>PT6H27M45S</meta:editing-duration>
    <meta:editing-cycles>18</meta:editing-cycles>
    <dc:creator>TaeUngSong </dc:creator>
    <meta:document-statistic meta:table-count="6" meta:image-count="0" meta:object-count="0" meta:page-count="8" meta:paragraph-count="251" meta:word-count="894" meta:character-count="4520" meta:non-whitespace-character-count="3465"/>
  </office:meta>
</office:document-meta>
</file>